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officeooo:paragraph-rsid="001ec16f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officeooo:paragraph-rsid="001ec16f" style:font-size-asian="8pt" style:font-style-asian="normal" style:font-weight-asian="normal" style:font-name-complex="Tahoma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lvetica" fo:font-size="8pt" fo:font-style="normal" fo:font-weight="normal" officeooo:paragraph-rsid="001ec16f" style:font-size-asian="8pt" style:font-style-asian="normal" style:font-weight-asian="normal" style:font-name-complex="Tahoma" style:font-size-complex="8pt" style:font-style-complex="normal" style:font-weight-complex="normal" style:text-overline-style="none" style:text-overline-color="font-color"/>
    </style:style>
    <style:style style:name="P39" style:family="paragraph">
      <loext:graphic-properties draw:fill="solid" draw:fill-color="#f2ebe4" draw:opacity="100%"/>
      <style:text-properties style:font-name="Helvetica" fo:font-size="10pt" style:font-size-asian="10pt" style:font-size-complex="10pt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f2ebe4" draw:opacity="100%"/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verline-style="none" style:text-overline-color="font-color"/>
    </style:style>
    <style:style style:name="T10" style:family="text">
      <style:text-properties style:font-name-complex="Tahoma" style:text-overline-style="none" style:text-overline-color="font-color"/>
    </style:style>
    <style:style style:name="T11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6.925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D1" office:value-type="string">
              <text:p text:style-name="P27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raggruppaddt(o.move_lines)"&gt;</text:placeholder></text:p>
            <text:p text:style-name="P31"><text:span text:style-name="T8"><text:tab/></text:span><text:span text:style-name="T8"><text:placeholder text:placeholder-type="text">&lt;get_description(line.origin)&gt;</text:placeholder></text:span></text:p>
            <text:p text:style-name="P21"><text:placeholder text:placeholder-type="text">&lt;for each="riga in righeddt(o.move_lines,line)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8"><text:placeholder text:placeholder-type="text">&lt;riga.product_id.code or ''&gt;</text:placeholder></text:p>
                </table:table-cell>
                <table:table-cell table:style-name="Tabella1.A1" office:value-type="string">
                  <text:p text:style-name="P29"><text:placeholder text:placeholder-type="text">&lt;riga.product_id.name or ''&gt;</text:placeholder> <text:span text:style-name="T9"><text:placeholder text:placeholder-type="text">&lt;riga.note or ''&gt;</text:placeholder></text:span><text:span text:style-name="T9"><text:line-break/></text:span><text:span text:style-name="T10"><text:placeholder text:placeholder-type="text">&lt;if test="riga.prodlot_id"&gt;</text:placeholder></text:span></text:p>
                  <text:p text:style-name="P38">Lotto S/N: <text:placeholder text:placeholder-type="text">&lt;riga.prodlot_id and riga.prodlot_id.name or ''&gt;</text:placeholder></text:p>
                  <text:p text:style-name="P30"><text:placeholder text:placeholder-type="text">&lt;/if&gt;</text:placeholder></text:p>
                </table:table-cell>
                <table:table-cell table:style-name="Tabella1.A1" office:value-type="string">
                  <text:p text:style-name="P24"><text:placeholder text:placeholder-type="text">&lt;riga.product_uom and riga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("%1.0f" % riga.product_qty) or 0&gt;</text:placeholder></text:p>
                </table:table-cell>
              </table:table-row>
            </table:table>
            <text:p text:style-name="P21"><text:placeholder text:placeholder-type="text">&lt;/for&gt;</text:placeholder></text:p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5" style:family="paragraph">
      <loext:graphic-properties draw:fill="solid" draw:fill-color="#f2ebe4" draw:opacity="100%"/>
      <style:text-properties style:font-name="Helvetica" fo:font-size="10pt" style:font-size-asian="10pt" style:font-size-complex="10p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f2ebe4" draw:opacity="100%"/>
      <style:paragraph-properties fo:text-align="center"/>
      <style:text-properties style:font-name="Helvetica" fo:font-size="10pt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2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o.company_id.partner_id.vat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address_delivery_id and o.address_delivery_id.partner_id.name or ''&gt;</text:placeholder></text:p>
              <text:p text:style-name="MP13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1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2"><text:placeholder text:placeholder-type="text">&lt;o.address_id and o.address_id.partner_id.name or ''&gt;</text:placeholder></text:p>
              <text:p text:style-name="MP13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1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4"><draw:frame text:anchor-type="paragraph" draw:z-index="0" draw:style-name="Mgr1" draw:text-style-name="MP15" svg:width="2.789cm" svg:height="0.539cm" svg:x="0.679cm" svg:y="-0.332cm"><draw:text-box><text:p><text:span text:style-name="MT6">N° </text:span><text:span text:style-name="MT6">Documento</text:span></text:p></draw:text-box></draw:frame><draw:frame text:anchor-type="paragraph" draw:z-index="1" draw:style-name="Mgr1" draw:text-style-name="MP17" svg:width="2.703cm" svg:height="0.539cm" svg:x="3.454cm" svg:y="-0.332cm"><draw:text-box><text:p text:style-name="MP16"><text:span text:style-name="MT6">Del</text:span></text:p></draw:text-box></draw:frame></text:p>
              <text:p text:style-name="MP18"><text:placeholder text:placeholder-type="text">&lt;o.ddt_number or ''&gt;</text:placeholder></text:p>
            </table:table-cell>
            <table:table-cell table:style-name="Table3.A4" office:value-type="string">
              <text:p text:style-name="MP18"/>
              <text:p text:style-name="MP18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19">Cod. Cliente</text:p>
              <text:p text:style-name="MP19"/>
              <text:p text:style-name="MP20"><text:placeholder text:placeholder-type="text">&lt;o.partner_id and o.partner_id.property_customer_ref or ''&gt;</text:placeholder></text:p>
              <text:p text:style-name="MP20"/>
            </table:table-cell>
            <table:covered-table-cell/>
            <table:table-cell table:style-name="Table3.A4" office:value-type="string">
              <text:p text:style-name="MP21">Numero IVA</text:p>
              <text:p text:style-name="MP21"/>
              <text:p text:style-name="MP22"><text:span text:style-name="MT7"><text:placeholder text:placeholder-type="text">&lt;o.partner_id and o.partner_id.vat or ''&gt;</text:placeholder></text:span><text:span text:style-name="MT7"> </text:span></text:p>
              <text:p text:style-name="MP23"/>
            </table:table-cell>
            <table:table-cell table:style-name="Table3.F4" office:value-type="string">
              <text:p text:style-name="MP19">Pag.</text:p>
              <text:p text:style-name="MP19"/>
              <text:p text:style-name="MP24"><text:page-number text:select-page="current">1</text:page-number>/<text:page-count>1</text:page-count> </text:p>
            </table:table-cell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19">Porto</text:p>
              <text:p text:style-name="MP19"/>
              <text:p text:style-name="MP26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number_of_packages or '1'&gt;</text:placeholder></text:p>
            </table:table-cell>
            <table:table-cell table:style-name="Table6.H1" office:value-type="string">
              <text:p text:style-name="MP19">Peso</text:p>
              <text:p text:style-name="MP19"/>
              <text:p text:style-name="MP26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7">Vettore</text:p>
              <text:p text:style-name="MP28"><text:span text:style-name="MT8"><text:placeholder text:placeholder-type="text">&lt;o.carrier_id and o.carrier_id.name or ''&gt;</text:placeholder></text:span><text:span text:style-name="MT8"> - </text:span><text:span text:style-name="MT9"><text:placeholder text:placeholder-type="text">&lt;o.carrier_id and o.carrier_id.partner_id or ''&gt;</text:placeholder></text:span></text:p>
              <text:p text:style-name="MP28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1"><text:placeholder text:placeholder-type="text">&lt;if test="str(o.date_done)"&gt;</text:placeholder></text:p>
              <text:p text:style-name="MP29"><text:placeholder text:placeholder-type="text">&lt;o.date_done and (formatLang(o.date_done[0:10], date=True)) or ''&gt;</text:placeholder></text:p>
              <text:p text:style-name="MP21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19">Ora ritiro</text:p>
              <text:p text:style-name="MP19"/>
              <text:p text:style-name="MP29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19">Note</text:p>
              <text:p text:style-name="MP30"/>
              <text:p text:style-name="MP2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  <text:p text:style-name="MP30"/>
              <text:p text:style-name="MP30"/>
            </table:table-cell>
            <table:covered-table-cell/>
            <table:table-cell table:style-name="Table6.A2" table:number-columns-spanned="3" office:value-type="string">
              <text:p text:style-name="MP21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1">Firma destinatario</text:p>
            </table:table-cell>
            <table:covered-table-cell/>
            <table:covered-table-cell/>
          </table:table-row>
        </table:table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7-07-25T18:30:54.087252451</dc:date>
    <meta:editing-duration>P2DT2H50M32S</meta:editing-duration>
    <meta:editing-cycles>378</meta:editing-cycles>
    <meta:generator>LibreOffice/5.3.2.2$Linux_X86_64 LibreOffice_project/6cd4f1ef626f15116896b1d8e1398b56da0d0ee1</meta:generator>
    <meta:document-statistic meta:table-count="4" meta:image-count="0" meta:object-count="0" meta:page-count="1" meta:paragraph-count="76" meta:word-count="361" meta:character-count="3966" meta:non-whitespace-character-count="3676"/>
    <meta:user-defined meta:name="Info 1">http://localhost:8069</meta:user-defined>
    <meta:user-defined meta:name="Info 2"/>
    <meta:user-defined meta:name="Info 3"/>
    <meta:user-defined meta:name="Info 4"/>
  </office:meta>
</office:document-meta>
</file>